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1.40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989c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rsid="001710cd" officeooo:paragraph-rsid="001710c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rsid="0015723b" officeooo:paragraph-rsid="001989cd" style:font-weight-asian="bold" style:font-weight-complex="bold"/>
    </style:style>
    <style:style style:name="P21" style:family="paragraph" style:parent-style-name="Standard">
      <style:text-properties style:font-name="Times New Roman" officeooo:paragraph-rsid="0007c63c"/>
    </style:style>
    <style:style style:name="P22" style:family="paragraph" style:parent-style-name="Standard">
      <style:text-properties style:font-name="Times New Roman" officeooo:rsid="0007c63c" officeooo:paragraph-rsid="0007c63c"/>
    </style:style>
    <style:style style:name="P23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4" style:family="paragraph" style:parent-style-name="Standard">
      <style:text-properties style:font-name="Times New Roman" officeooo:rsid="00069e23" officeooo:paragraph-rsid="00069e23"/>
    </style:style>
    <style:style style:name="P25" style:family="paragraph" style:parent-style-name="Standard">
      <style:text-properties style:font-name="Times New Roman" officeooo:rsid="00069e23" officeooo:paragraph-rsid="0007c63c"/>
    </style:style>
    <style:style style:name="P26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normal" officeooo:rsid="0017aec7" officeooo:paragraph-rsid="001710c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normal" officeooo:rsid="001989cd" officeooo:paragraph-rsid="001989c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490c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989c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normal" officeooo:rsid="001710cd" officeooo:paragraph-rsid="001710c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officeooo:rsid="001989cd" officeooo:paragraph-rsid="001989cd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weight="normal" officeooo:rsid="001d4393" officeooo:paragraph-rsid="001d439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weight="normal" officeooo:rsid="001dc098" officeooo:paragraph-rsid="001dc098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weight="normal" officeooo:rsid="001dc098" officeooo:paragraph-rsid="001dc09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dc098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weight="bold" officeooo:rsid="001dc098" officeooo:paragraph-rsid="001dc098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145aaf" officeooo:paragraph-rsid="00145aaf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weight="bold" officeooo:rsid="00123471" officeooo:paragraph-rsid="00123471" style:font-weight-asian="bold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fo:font-weight="bold" officeooo:rsid="001cd65c" style:font-weight-asian="bold" style:font-weight-complex="bold"/>
    </style:style>
    <style:style style:name="T5" style:family="text">
      <style:text-properties fo:font-weight="bold" officeooo:rsid="001dc098" style:font-weight-asian="bold" style:font-weight-complex="bold"/>
    </style:style>
    <style:style style:name="T6" style:family="text">
      <style:text-properties officeooo:rsid="0007c6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c63c" style:font-weight-asian="normal" style:font-weight-complex="normal"/>
    </style:style>
    <style:style style:name="T9" style:family="text">
      <style:text-properties fo:font-weight="normal" officeooo:rsid="0015723b" style:font-weight-asian="normal" style:font-weight-complex="normal"/>
    </style:style>
    <style:style style:name="T10" style:family="text">
      <style:text-properties fo:font-weight="normal" officeooo:rsid="0017aec7" style:font-weight-asian="normal" style:font-weight-complex="normal"/>
    </style:style>
    <style:style style:name="T11" style:family="text">
      <style:text-properties officeooo:rsid="000ba88b"/>
    </style:style>
    <style:style style:name="T12" style:family="text">
      <style:text-properties officeooo:rsid="00069e23"/>
    </style:style>
    <style:style style:name="T13" style:family="text">
      <style:text-properties officeooo:rsid="00115689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normal" officeooo:rsid="00123471" style:font-weight-asian="normal" style:font-weight-complex="normal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officeooo:rsid="0012958b"/>
    </style:style>
    <style:style style:name="T18" style:family="text">
      <style:text-properties officeooo:rsid="0015723b"/>
    </style:style>
    <style:style style:name="T19" style:family="text">
      <style:text-properties officeooo:rsid="0017aec7"/>
    </style:style>
    <style:style style:name="T20" style:family="text">
      <style:text-properties officeooo:rsid="001dc098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6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7"/>
      <text:p text:style-name="P7"/>
      <text:p text:style-name="P7">BufferedReader</text:p>
      <text:p text:style-name="P7"/>
      <text:p text:style-name="P21"><text:span text:style-name="T12">Para leer archivos más rápido </text:span><text:span text:style-name="T6">se utiliza un Búffer.</text:span></text:p>
      <text:p text:style-name="P22"/>
      <text:p text:style-name="P21"><text:span text:style-name="T6">Su </text:span><text:span text:style-name="T3">constructor</text:span><text:span text:style-name="T6"> recibe por parámetro un objeto FileReader.</text:span></text:p>
      <text:p text:style-name="P23"><text:tab/><text:tab/></text:p>
      <text:p text:style-name="P23"><text:tab/><text:tab/>BufferedReader (FileReader nombre).</text:p>
      <text:p text:style-name="P24"/>
      <text:p text:style-name="P24"/>
      <text:p text:style-name="P9">Métodos <text:span text:style-name="T6">más importantes </text:span>de BufferedReader.</text:p>
      <text:p text:style-name="P24"/>
      <text:p text:style-name="P25"><text:span text:style-name="T2">int read() </text:span>→ <text:span text:style-name="T6">Lee el fichero carácter a carácter. </text:span><text:span text:style-name="T1">Devuelve el valor unicode del carácter que ha leido. Cuando ya no hay más caracteres, devuelve -1.</text:span></text:p>
      <text:p text:style-name="P24"/>
      <text:p text:style-name="P24"><text:span text:style-name="T2">String readLine() </text:span><text:span text:style-name="T7">→ </text:span><text:span text:style-name="T8">Lee el fichero línea a línea. Devuelve cada línea en un String. Cuando ya no hay más líneas en el fichero, devuelve null.</text:span></text:p>
      <text:p text:style-name="P24"/>
      <text:p text:style-name="P8">void close() <text:span text:style-name="T7">→ cierra el búffer.</text:span></text:p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okens</text:p>
      <text:p text:style-name="P10"/>
      <text:p text:style-name="P27">Sirve para utilizar Scanner junto a un Búffer <text:span text:style-name="T11">o un FileReader</text:span> para tratar los datos de un archivo.</text:p>
      <text:p text:style-name="P27"/>
      <text:p text:style-name="P28">Cada token está separado por un <text:span text:style-name="T2">carácter blanco</text:span> (espacio, tabulador, salto de línea, etc.)</text:p>
      <text:p text:style-name="P28"/>
      <text:p text:style-name="P27">Ver ejemplo en Tokens/Ejercicio<text:span text:style-name="T11">2</text:span></text:p>
      <text:p text:style-name="P27"/>
      <text:p text:style-name="P11"/>
      <text:p text:style-name="P11">Métodos para tratar con tokens</text:p>
      <text:p text:style-name="P12">boolean sc.hasNextInt()</text:p>
      <text:p text:style-name="P12">boolean sc.hasNextDouble() … <text:span text:style-name="T7">→ comprueba si el siguiente token es del tipo <text:tab/><text:tab/><text:tab/><text:tab/><text:tab/> <text:s/>indicado.</text:span></text:p>
      <text:p text:style-name="P28"><text:tab/><text:tab/><text:tab/><text:tab/><text:tab/> <text:s/>Esto es útil para ponerlo dentro de un if.</text:p>
      <text:p text:style-name="P28"><text:tab/><text:tab/><text:tab/><text:tab/><text:tab/> <text:s/>(Si el siguiente token es de tipo entero, <text:tab/><text:tab/><text:tab/><text:tab/><text:tab/><text:tab/> <text:s/>súmalo en el sumatorio, por ejemplo).</text:p>
      <text:p text:style-name="P28"/>
      <text:p text:style-name="P28"/>
      <text:p text:style-name="P47">Al Scanner se le puede pasar como parámetro el FileReader que hayamos creado para que lea los token a token (por ejemplo, cada palabra separada por un espacio sería un token).</text:p>
      <text:p text:style-name="P47"/>
      <text:p text:style-name="P47">También se le puede pasar el String resultante de hacer un br.readline().</text:p>
      <text:p text:style-name="P28"/>
      <text:p text:style-name="P28"/>
      <text:p text:style-name="P13"/>
      <text:p text:style-name="P13">FileWriter</text:p>
      <text:p text:style-name="P13"/>
      <text:p text:style-name="P29">Tiene <text:span text:style-name="T2">dos constructores.</text:span></text:p>
      <text:p text:style-name="P14"/>
      <text:p text:style-name="P29"><text:span text:style-name="T2"><text:tab/></text:span>FileWriter(String nombreArchivo) → Si no existe el archivo, lo crea <text:span text:style-name="T13">de 0.</text:span></text:p>
      <text:p text:style-name="P29"/>
      <text:p text:style-name="P29"><text:tab/>FileWriter(String nombreArchivo, boolean append) → Si existe el archivo, añade al final <text:span text:style-name="T13">del <text:tab/>mismo lo que vayamos a escribir.</text:span></text:p>
      <text:p text:style-name="P29"/>
      <text:p text:style-name="P30"/>
      <text:p text:style-name="P30"/>
      <text:p text:style-name="P29"/>
      <text:p text:style-name="P29"/>
      <text:p text:style-name="P13">BufferedWriter</text:p>
      <text:p text:style-name="P14">Métodos más importantes.</text:p>
      <text:p text:style-name="P14"/>
      <text:p text:style-name="P29"><text:span text:style-name="T2">void write (int carácter) </text:span>→ Escribe el carácter correspondiente al número del carácter en Unicode.</text:p>
      <text:p text:style-name="P29"/>
      <text:p text:style-name="P29"><text:span text:style-name="T2">void write (String cad) </text:span>→<text:tab/>Escribe la cadena.</text:p>
      <text:p text:style-name="P29"/>
      <text:p text:style-name="P29"><text:span text:style-name="T2">void newLine() </text:span>→<text:tab/><text:tab/>Escribe un salto de línea.</text:p>
      <text:p text:style-name="P29"/>
      <text:p text:style-name="P29"><text:span text:style-name="T2">void flush() </text:span>→ <text:tab/><text:tab/>Vacía el búffer.</text:p>
      <text:p text:style-name="P29"/>
      <text:p text:style-name="P29"><text:span text:style-name="T2">void close()<text:tab/></text:span>→ <text:tab/><text:tab/>Vacía el búffer y después lo cierra.</text:p>
      <text:p text:style-name="P29"/>
      <text:p text:style-name="P57"><text:span text:style-name="T21"/></text:p>
      <text:p text:style-name="P57"><text:soft-page-break/><text:span text:style-name="T21">TRABAJAR CON XML DESDE JAVA</text:span></text:p>
      <text:p text:style-name="P31"/>
      <text:p text:style-name="P31"/>
      <text:p text:style-name="P32">Para trabaja<text:span text:style-name="T17">r</text:span> con XML:</text:p>
      <text:p text:style-name="P32"/>
      <text:list text:style-name="L1">
        <text:list-item>
          <text:p text:style-name="P45">Java obliga a poner el constructor por defecto (sin parámetros) de la clase.</text:p>
        </text:list-item>
      </text:list>
      <text:p text:style-name="P32"/>
      <text:list text:continue-numbering="true" text:style-name="L1">
        <text:list-item>
          <text:p text:style-name="P58"><text:span text:style-name="T15">H</text:span><text:span text:style-name="T14">ay que añadir la </text:span><text:span text:style-name="T16">biblioteca JAXB</text:span><text:span text:style-name="T14"> (en librería, click derecho, add library JAXB).</text:span></text:p>
        </text:list-item>
      </text:list>
      <text:p text:style-name="P43"/>
      <text:list text:continue-numbering="true" text:style-name="L1">
        <text:list-item>
          <text:p text:style-name="P58"><text:span text:style-name="T14">Hay que importar el paquete </text:span><text:span text:style-name="T16">java.xml.bind.annotation.*;</text:span></text:p>
        </text:list-item>
      </text:list>
      <text:p text:style-name="P31"/>
      <text:p text:style-name="P31"/>
      <text:p text:style-name="P31">La conversión de Java a XML se llama <text:span text:style-name="T2">Marshalling</text:span> (agrupar)</text:p>
      <text:p text:style-name="P31"/>
      <text:p text:style-name="P31">La conversión de XML a JAVA se llama <text:span text:style-name="T2">Unmarshalling</text:span> (desagrupar).</text:p>
      <text:p text:style-name="P31"/>
      <text:p text:style-name="P31"/>
      <text:p text:style-name="P15">Anotaciones más importantes.</text:p>
      <text:p text:style-name="P15"/>
      <text:p text:style-name="P49">Las anotaciones de @XML van sin punto y coma al final. </text:p>
      <text:p text:style-name="P49"/>
      <text:p text:style-name="P15"/>
      <text:p text:style-name="P35">@XmlRootElement(name = "elementoRaizXML") → Define el elemento raiz del XML</text:p>
      <text:p text:style-name="P35"/>
      <text:p text:style-name="P35">@XmlType(propOrder = {"identificacion", "nomb", "dir", "fec"}) → Define el orden de los <text:tab/><text:tab/><text:tab/><text:tab/><text:tab/><text:tab/><text:tab/><text:tab/><text:tab/><text:tab/> <text:s text:c="3"/>atributos de la clase. <text:span text:style-name="T20">Por tanto, <text:tab/><text:tab/><text:tab/><text:tab/><text:tab/><text:tab/><text:tab/><text:tab/><text:tab/>hay que introducir los nombres <text:tab/><text:tab/><text:tab/><text:tab/><text:tab/><text:tab/><text:tab/><text:tab/><text:tab/>de los atributos de la clase.</text:span></text:p>
      <text:p text:style-name="P35"/>
      <text:p text:style-name="P35">@XmlAccessorType(XmlAccessType.FIELD) → Define el tipo de acceso que tendrá el XML al <text:tab/><text:tab/><text:tab/><text:tab/><text:tab/><text:tab/> programa.</text:p>
      <text:p text:style-name="P34"/>
      <text:p text:style-name="P48">@XmlElementWrapper(name=”nombre_que_tendrá_el_atributo_en_XML”)</text:p>
      <text:p text:style-name="P48"/>
      <text:p text:style-name="P48">@XmlElement(name=”nombre_que_tendrá_el_atributo_en_XML”)</text:p>
      <text:p text:style-name="P34"/>
      <text:p text:style-name="P34"/>
      <text:p text:style-name="P34"/>
      <text:p text:style-name="P34"/>
      <text:p text:style-name="P33">FIELD → Coge los valores directamente de los atributos aunque sean privados.</text:p>
      <text:p text:style-name="P33"/>
      <text:p text:style-name="P33">PROPERTY → Coge los valores de los Getter y los Setters</text:p>
      <text:p text:style-name="P33"/>
      <text:p text:style-name="P33">PUBLIC_MEMBER → Coge los valores de los atributos públicos o de los getter y los</text:p>
      <text:p text:style-name="P33"><text:tab/><text:tab/><text:tab/>setter si son privados.</text:p>
      <text:p text:style-name="P33"/>
      <text:p text:style-name="P54">¿Cómo se trabaja con XML?</text:p>
      <text:p text:style-name="P54"/>
      <text:p text:style-name="P48">1º Se crea un contexto con JAXBContext. Desde él, podremos crear nuestro Unmarshaller (para leer el archivo XML) o nuestro Marshaller (para escribir el objeto en el archivo XML).</text:p>
      <text:p text:style-name="P15"/>
      <text:p text:style-name="P35">JAXBContext contexto = JAXBContext.newInstance(Clase.class)</text:p>
      <text:p text:style-name="P35"><text:soft-page-break/></text:p>
      <text:p text:style-name="P48">Unmarshaller um = contexto.Unmarshaller();</text:p>
      <text:p text:style-name="P48"/>
      <text:p text:style-name="P52">Marshaller m = contexto.createMarshaller();</text:p>
      <text:p text:style-name="P35"/>
      <text:p text:style-name="P35"/>
      <text:p text:style-name="P35">2. <text:span text:style-name="T5">Leer un archivo con un Unmarshaller.</text:span></text:p>
      <text:p text:style-name="P15"/>
      <text:p text:style-name="P48">El Unmarshaller devuelve un objeto, por lo que tenemos que crearnos un objeto del tipo que queramos leer y guardarlo desde el método Unmarshal del Unmarshaller que nos hemos creado anteriormente. Este método recibe como parámetro un flujo con el archivo XML del que queramos leer.</text:p>
      <text:p text:style-name="P48"/>
      <text:p text:style-name="P48">Objeto obj = (Objeto) um.unmarshal (new FileReader (“ Objeto.xml”);</text:p>
      <text:p text:style-name="P48"/>
      <text:p text:style-name="P48">Por último, tenemos que asociar nuestro objeto (this) con el objeto devuelto por el Unmarshaller.</text:p>
      <text:p text:style-name="P15"/>
      <text:p text:style-name="P15"/>
      <text:p text:style-name="P54">3. Escribir un archivo XML desde Marshaller.</text:p>
      <text:p text:style-name="P15"/>
      <text:p text:style-name="P48">Primero, debemos establecer el formato de escritura de nuestro Marshaller.</text:p>
      <text:p text:style-name="P48"/>
      <text:p text:style-name="P52">m.setProperty(Marshaller.JAXB_FORMATTED_OUTPUT, Boolean.TRUE);</text:p>
      <text:p text:style-name="P48"/>
      <text:p text:style-name="P48">Después, realizaremos la escritura desde el método marshal de nuestro Marshaller. Este método, recibe por parámetro el objeto que queremos escribir y un FileWriter que creará el archivo XML.</text:p>
      <text:p text:style-name="P35"/>
      <text:p text:style-name="P35">m.marshal(<text:span text:style-name="T20">obj</text:span>, new FileWriter("<text:span text:style-name="T20">objeto</text:span>.xml"));</text:p>
      <text:p text:style-name="P35"/>
      <text:p text:style-name="P35"/>
      <text:p text:style-name="P35"/>
      <text:p text:style-name="P35"/>
      <text:p text:style-name="P16"/>
      <text:p text:style-name="P55"><text:bookmark-start text:name="__DdeLink__462_263496472"/>Ficheros Binarios</text:p>
      <text:p text:style-name="P36"/>
      <text:p text:style-name="P37"><text:bookmark-start text:name="__DdeLink__464_263496472"/><text:bookmark-start text:name="__DdeLink__467_263496472"/><text:span text:style-name="T2">FileOutputStream</text:span>( “archivo.dat”) </text:p>
      <text:p text:style-name="P37"><text:span text:style-name="T2">FileInputStream</text:span> ( “archivo.dat”)<text:bookmark-end text:name="__DdeLink__464_263496472"/></text:p>
      <text:p text:style-name="P37"/>
      <text:p text:style-name="P37"><text:span text:style-name="T2">ObjectOutputSt</text:span><text:span text:style-name="T4">r</text:span><text:span text:style-name="T2">eam</text:span> ( new FileOutputStream )</text:p>
      <text:p text:style-name="P37"><text:span text:style-name="T2">ObjectInputStream</text:span> (new FileInputStream)<text:bookmark-end text:name="__DdeLink__467_263496472"/><text:bookmark-end text:name="__DdeLink__462_263496472"/></text:p>
      <text:p text:style-name="P37"/>
      <text:p text:style-name="P17"/>
      <text:p text:style-name="P16">bits → dato: deserialización</text:p>
      <text:p text:style-name="P16"/>
      <text:p text:style-name="P16">dato → bits: serialización</text:p>
      <text:p text:style-name="P16"/>
      <text:p text:style-name="P39">Para serializar objetos de una clase hay que implementar la interfaz Serializable.</text:p>
      <text:p text:style-name="P37"/>
      <text:p text:style-name="P16">Class MiClase implements Serializable {</text:p>
      <text:p text:style-name="P16"/>
      <text:p text:style-name="P16">}</text:p>
      <text:p text:style-name="P16"/>
      <text:p text:style-name="P16"/>
      <text:p text:style-name="P16"><text:span text:style-name="T18">M</text:span>étodos más importantes de ObjectOutputStream y ObjectInputStream</text:p>
      <text:p text:style-name="P40"/>
      <text:p text:style-name="P40"/>
      <text:p text:style-name="P4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4">Object OutputStream</text:p>
          </table:table-cell>
          <table:table-cell table:style-name="Tabla1.B1" office:value-type="string">
            <text:p text:style-name="P44">ObjectInputStream</text:p>
          </table:table-cell>
        </table:table-row>
        <table:table-row>
          <table:table-cell table:style-name="Tabla1.A2" office:value-type="string">
            <text:p text:style-name="P18">void writeBoolean (boolean b)</text:p>
          </table:table-cell>
          <table:table-cell table:style-name="Tabla1.B2" office:value-type="string">
            <text:p text:style-name="P20">boolean readBoolean()</text:p>
          </table:table-cell>
        </table:table-row>
        <table:table-row>
          <table:table-cell table:style-name="Tabla1.A2" office:value-type="string">
            <text:p text:style-name="P18">void writeChar (int c)</text:p>
          </table:table-cell>
          <table:table-cell table:style-name="Tabla1.B2" office:value-type="string">
            <text:p text:style-name="P20">char readChar()</text:p>
          </table:table-cell>
        </table:table-row>
        <table:table-row>
          <table:table-cell table:style-name="Tabla1.A2" office:value-type="string">
            <text:p text:style-name="P18">void writeInt (int i)<text:tab/></text:p>
          </table:table-cell>
          <table:table-cell table:style-name="Tabla1.B2" office:value-type="string">
            <text:p text:style-name="P20">int readInt()</text:p>
          </table:table-cell>
        </table:table-row>
        <table:table-row>
          <table:table-cell table:style-name="Tabla1.A2" office:value-type="string">
            <text:p text:style-name="P18">void writeLong (Long l)</text:p>
          </table:table-cell>
          <table:table-cell table:style-name="Tabla1.B2" office:value-type="string">
            <text:p text:style-name="P20">Long readLong()</text:p>
          </table:table-cell>
        </table:table-row>
        <table:table-row>
          <table:table-cell table:style-name="Tabla1.A2" office:value-type="string">
            <text:p text:style-name="P18">void writeDouble (double d)</text:p>
          </table:table-cell>
          <table:table-cell table:style-name="Tabla1.B2" office:value-type="string">
            <text:p text:style-name="P20">double readDouble()</text:p>
          </table:table-cell>
        </table:table-row>
        <table:table-row>
          <table:table-cell table:style-name="Tabla1.A2" office:value-type="string">
            <text:p text:style-name="P18">void writeObject (Object o)<text:tab/></text:p>
          </table:table-cell>
          <table:table-cell table:style-name="Tabla1.B2" office:value-type="string">
            <text:p text:style-name="P18"><text:span text:style-name="T18">Object readObject() </text:span><text:span text:style-name="T9">→ Hay que hacer <text:tab/><text:tab/><text:tab/><text:tab/><text:tab/><text:tab/><text:tab/><text:tab/>conversión a la clase que querarmos.</text:span></text:p>
            <text:p text:style-name="P41"/>
          </table:table-cell>
        </table:table-row>
      </table:table>
      <text:p text:style-name="P42"/>
      <text:p text:style-name="P42"/>
      <text:p text:style-name="P42"/>
      <text:p text:style-name="P42">Imagina que tenemos un número x de objetos de un archivo binario. </text:p>
      <text:p text:style-name="P42"/>
      <text:p text:style-name="P19"><text:span text:style-name="T7">¿Cuántas veces debemos utilizar el método readObject()? Lo leeremos indeterminadamente hasta que ocurra la excepción </text:span>EOFException. <text:span text:style-name="T7">→ </text:span><text:span text:style-name="T10">Hay que capturarla en un catch </text:span><text:span text:style-name="T19">antes que el IOException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8:11.859000000</meta:creation-date>
    <meta:editing-duration>PT4H18M53S</meta:editing-duration>
    <meta:editing-cycles>16</meta:editing-cycles>
    <meta:generator>LibreOffice/7.6.0.3$Windows_X86_64 LibreOffice_project/69edd8b8ebc41d00b4de3915dc82f8f0fc3b6265</meta:generator>
    <dc:date>2024-05-11T19:40:43.043000000</dc:date>
    <meta:document-statistic meta:table-count="1" meta:image-count="0" meta:object-count="0" meta:page-count="5" meta:paragraph-count="101" meta:word-count="881" meta:character-count="5952" meta:non-whitespace-character-count="5074"/>
  </office:meta>
</office:document-meta>
</file>